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0564e8"/>
    </style:style>
    <style:style style:name="P3" style:family="paragraph" style:parent-style-name="Text_20_body">
      <style:paragraph-properties style:writing-mode="lr-tb"/>
      <style:text-properties officeooo:paragraph-rsid="001005b0"/>
    </style:style>
    <style:style style:name="T1" style:family="text">
      <style:text-properties fo:font-weight="bold" style:font-weight-asian="bold" style:font-weight-complex="bold"/>
    </style:style>
    <style:style style:name="T2" style:family="text">
      <style:text-properties officeooo:rsid="000564e8"/>
    </style:style>
    <style:style style:name="T3" style:family="text">
      <style:text-properties fo:font-style="italic" style:font-style-asian="italic" style:font-style-complex="italic"/>
    </style:style>
    <style:style style:name="T4" style:family="text">
      <style:text-properties officeooo:rsid="0006f840"/>
    </style:style>
    <style:style style:name="T5" style:family="text">
      <style:text-properties officeooo:rsid="00088269"/>
    </style:style>
    <style:style style:name="T6" style:family="text">
      <style:text-properties officeooo:rsid="0009fd52"/>
    </style:style>
    <style:style style:name="T7" style:family="text">
      <style:text-properties officeooo:rsid="000bf8ae"/>
    </style:style>
    <style:style style:name="T8" style:family="text">
      <style:text-properties officeooo:rsid="000db3fd"/>
    </style:style>
    <style:style style:name="T9" style:family="text">
      <style:text-properties officeooo:rsid="000e0f70"/>
    </style:style>
    <style:style style:name="T10" style:family="text">
      <style:text-properties officeooo:rsid="000e1eea"/>
    </style:style>
    <style:style style:name="T11" style:family="text">
      <style:text-properties officeooo:rsid="001005b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f057975b-9455-37de-fa02-bbb8af3dd7a7"/><text:span text:style-name="T6">Projecte </text:span>JClic</text:h>
      <text:p text:style-name="P2">El JClic és un projecte de programari lliure del Departament d’Ensenyament de la Generalitat de Catalunya que permet crear diversos tipus d’activitats interactives (associacions, puzles, activitats de text, mots encreuats, sopes de lletres…) a partir d’elements de text, gràfics i multimèdia.</text:p>
      <text:p text:style-name="P2">El programa compta amb una eina d'autor per crear les activitats, un reproductor que permet executar-les i un sistema d'informes que emmagatzema els resultats obtinguts pels alumnes. Tots aquests components, així com diverses guies i tutorials per aprendre a crear les activitats, es troben disponibles a la <text:a xlink:type="simple" xlink:href="http://clic.xtec.cat/ca/jclic/download.htm">zonaClic</text:a>.</text:p>
      <text:p text:style-name="P1">El JClic està desenvolupat en Java i funciona en sistemes Linux, Windows i Mac. El codi font i la documentació tècnica de l'aplicació es troben disponibles a <text:a xlink:type="simple" xlink:href="http://projectestac.github.io/jclic/">GitHub</text:a>.</text:p>
      <text:h text:style-name="Heading_20_2" text:outline-level="2"><text:span text:style-name="T6">El nou «</text:span>jclic.js»</text:h>
      <text:p text:style-name="P1"><text:span text:style-name="T6">Aquest é</text:span>s un projecte encara en fase de desenvolupament que pretén crear un reproductor d’activitats JClic totalment basat en HTML i JavaScript. L’objectiu és poder veure les activitats JClic en qualsevol navegador web modern (Firefox, Chrome, Safari…) sense cap connector especial. Això permetrà utilitzar el JClic en sistemes que no suporten Java com ara Android, iOS, ChromeOS o els navegadors web Chrome i Edge.</text:p>
      <text:p text:style-name="P1">El codi font i la documentació del projecte <text:span text:style-name="T1">jclic.js</text:span> <text:span text:style-name="T4">es troben </text:span>disponibles a <text:a xlink:type="simple" xlink:href="http://projectestac.github.io/jclic.js/">GitHub</text:a>. El projecte està obert a les aportacions de tots aquells que vulguin participar en el seu desenvolupament.</text:p>
      <text:p text:style-name="P1">Està previst que el mòdul JClic Author permeti aviat l’exportació directa de les activitats a pàgines HTML amb jclic.js<text:span text:style-name="T2">.</text:span></text:p>
      <text:h text:style-name="Heading_20_2" text:outline-level="2"><text:span text:style-name="T6">La b</text:span>iblioteca d’activitats JClic</text:h>
      <text:p text:style-name="P1"><text:span text:style-name="T6">Són</text:span> <text:span text:style-name="T5">molts</text:span> els docents de diferents països que han utilitzat <text:span text:style-name="T6">el JClic </text:span>per crear materials interactius adreçats a una gran diversitat de nivells, temes i àrees curriculars. <text:span text:style-name="T6">Alguns</text:span> d’aquests materials s’han anat recollint a <text:bookmark-start text:name="__DdeLink__58_341770176"/>la <text:a xlink:type="simple" xlink:href="http://clic.xtec.cat/db/listact_ca.jsp">biblioteca de projectes de la zonaClic</text:a> gràcies <text:bookmark-end text:name="__DdeLink__58_341770176"/>a la generositat dels seus autors, que han decidit voluntàriament compartir-los i permetre la seva reutilització i adaptació a entorns educatius molt diversos.</text:p>
      <text:h text:style-name="Heading_20_2" text:outline-level="2"><text:span text:style-name="T6">El projecte «</text:span>jclic-repo»</text:h>
      <text:p text:style-name="P1"><text:span text:style-name="T6">La pàgina que esteu veient forma part de</text:span><text:bookmark-start text:name="__DdeLink__61_341770176"/><text:span text:style-name="T6"> «</text:span>jclic-repo», <text:span text:style-name="T6">un nou projecte que té </text:span>com a objectiu facilitar la publicació de col·leccions de projectes JClic en <text:span text:style-name="T7">allotjaments</text:span> web estàtics.<text:bookmark-end text:name="__DdeLink__61_341770176"/><text:span text:style-name="T8"> El projecte utilitza la </text:span>tecnologia de components web <text:a xlink:type="simple" xlink:href="https://www.polymer-project.org/">Polymer</text:a><text:span text:style-name="T8">, i totes les seves fonts es troben també disponibles </text:span>a <text:a xlink:type="simple" xlink:href="https://github.com/projectestac/jclic-repo">GitHub</text:a>.</text:p>
      <text:p text:style-name="P1">Aquesta instal·lació de <text:span text:style-name="Strong_20_Emphasis">jclic-repo</text:span> es troba allotjada provisionalment a l'espai Google Drive de la XTEC i conté una bona part dels més de 2.300 recursos de la biblioteca de projectes de la zonaClic. El cercador us permet filtrar els resultats per idioma, nivell educatiu, àrea curricular, títol o autoria. Fent clic damunt la targeta de cada projecte accedireu a una informació més detallada<text:span text:style-name="T8">,</text:span> des d’on podreu engegar les activitats en HTML5, obrir-les en un applet (sempre i quan el sistema <text:span text:style-name="T9">suporti</text:span> Java) o compartir-les a les xarxes socials.</text:p>
      <text:p text:style-name="P1"/>
      <text:p text:style-name="P3"><text:span text:style-name="T1">Molt important</text:span>: <text:bookmark-start text:name="__DdeLink__70_341770176"/>us trobeu en un espai provisional destinat principalment a <text:span text:style-name="T10">la realització de proves per</text:span> facilitar el desenvolupament de<text:span text:style-name="T10">l</text:span> <text:span text:style-name="T1">jclic.js</text:span><text:bookmark-end text:name="__DdeLink__70_341770176"/>. Alguns tipus d’activitats i recursos multimèdia encara no funcionen. <text:bookmark-start text:name="__DdeLink__73_341770176"/>Podeu contribuir al desenvolupament dels projectes notificant incidències o suggerint millores <text:span text:style-name="T11">a les comunitats de desenvolupament de </text:span><text:bookmark-end text:name="__DdeLink__73_341770176"/><text:a xlink:type="simple" xlink:href="https://github.com/projectestac/jclic/issues">JClic</text:a>, <text:a xlink:type="simple" xlink:href="https://github.com/projectestac/jclic.js/issues">jclic.js</text:a> i <text:a xlink:type="simple" xlink:href="https://github.com/projectestac/jclic-repo/issues">jclic-repo</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3T15:50:57.515502371</dc:date>
    <dc:creator>Francesc Busquets</dc:creator>
    <meta:editing-duration>PT2H28M13S</meta:editing-duration>
    <meta:editing-cycles>9</meta:editing-cycles>
    <meta:generator>LibreOffice/4.2.8.2$Linux_x86 LibreOffice_project/420m0$Build-2</meta:generator>
    <meta:document-statistic meta:table-count="0" meta:image-count="0" meta:object-count="0" meta:page-count="1" meta:paragraph-count="14" meta:word-count="496" meta:character-count="3243" meta:non-whitespace-character-count="2761"/>
  </office:meta>
</office:document-meta>
</file>